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72989" calcext:value-type="float">
            <text:p>0.0729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62548" calcext:value-type="float">
            <text:p>0.076254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5214" calcext:value-type="float">
            <text:p>0.02521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94509" calcext:value-type="float">
            <text:p>0.01945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8111" calcext:value-type="float">
            <text:p>0.06981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3932" calcext:value-type="float">
            <text:p>0.0139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0412" calcext:value-type="float">
            <text:p>0.02404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25109" calcext:value-type="float">
            <text:p>0.08251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62219" calcext:value-type="float">
            <text:p>0.08622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65901" calcext:value-type="float">
            <text:p>0.0865901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12315" calcext:value-type="float">
            <text:p>0.1231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207" calcext:value-type="float">
            <text:p>0.1020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88992" calcext:value-type="float">
            <text:p>0.05889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26741" calcext:value-type="float">
            <text:p>0.01267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9908" calcext:value-type="float">
            <text:p>0.073990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198483" calcext:value-type="float">
            <text:p>0.001984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404" calcext:value-type="float">
            <text:p>0.014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1903" calcext:value-type="float">
            <text:p>0.07190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2083" calcext:value-type="float">
            <text:p>0.0620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25761" calcext:value-type="float">
            <text:p>0.0625761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840902" calcext:value-type="float">
            <text:p>0.0008409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44396" calcext:value-type="float">
            <text:p>0.003443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8998" calcext:value-type="float">
            <text:p>0.002089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898" calcext:value-type="float">
            <text:p>0.005388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96831" calcext:value-type="float">
            <text:p>0.000296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5" calcext:value-type="float">
            <text:p>0.0014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6021" calcext:value-type="float">
            <text:p>0.0002260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1092" calcext:value-type="float">
            <text:p>0.0009810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34842" calcext:value-type="float">
            <text:p>0.000234842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896931" calcext:value-type="float">
            <text:p>0.00089693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55089" calcext:value-type="float">
            <text:p>0.003550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958" calcext:value-type="float">
            <text:p>0.0003379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255" calcext:value-type="float">
            <text:p>0.00212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56445" calcext:value-type="float">
            <text:p>0.0055644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06487" calcext:value-type="float">
            <text:p>0.0003064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813" calcext:value-type="float">
            <text:p>0.0014281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6048" calcext:value-type="float">
            <text:p>0.0002460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0851" calcext:value-type="float">
            <text:p>0.0010085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9863" calcext:value-type="float">
            <text:p>0.000249863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923038" calcext:value-type="float">
            <text:p>0.0009230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59905" calcext:value-type="float">
            <text:p>0.003599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516" calcext:value-type="float">
            <text:p>0.0003805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379" calcext:value-type="float">
            <text:p>0.002137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61154" calcext:value-type="float">
            <text:p>0.0056115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504" calcext:value-type="float">
            <text:p>0.001435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6538" calcext:value-type="float">
            <text:p>0.0002565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2603" calcext:value-type="float">
            <text:p>0.001026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9427" calcext:value-type="float">
            <text:p>0.000279427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950575" calcext:value-type="float">
            <text:p>0.00095057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64935" calcext:value-type="float">
            <text:p>0.003649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89934" calcext:value-type="float">
            <text:p>0.00038993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5757" calcext:value-type="float">
            <text:p>0.002157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70846" calcext:value-type="float">
            <text:p>0.0057084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17574" calcext:value-type="float">
            <text:p>0.00031757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59" calcext:value-type="float">
            <text:p>0.00145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62976" calcext:value-type="float">
            <text:p>0.0002629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69" calcext:value-type="float">
            <text:p>0.001046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8801" calcext:value-type="float">
            <text:p>0.00028801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170612" calcext:value-type="float">
            <text:p>0.017061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9748" calcext:value-type="float">
            <text:p>0.0297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05729" calcext:value-type="float">
            <text:p>0.02057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36607" calcext:value-type="float">
            <text:p>0.002366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4486" calcext:value-type="float">
            <text:p>0.0067448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30925" calcext:value-type="float">
            <text:p>0.0003309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83201" calcext:value-type="float">
            <text:p>0.00183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7698" calcext:value-type="float">
            <text:p>0.0976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832741" calcext:value-type="float">
            <text:p>0.083274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6014" calcext:value-type="float">
            <text:p>0.096014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18393" calcext:value-type="float">
            <text:p>0.001183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01809" calcext:value-type="float">
            <text:p>0.0040180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712696" calcext:value-type="float">
            <text:p>0.0007126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14507" calcext:value-type="float">
            <text:p>0.0021450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65312" calcext:value-type="float">
            <text:p>0.0056531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12395" calcext:value-type="float">
            <text:p>0.0003123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5027" calcext:value-type="float">
            <text:p>0.0014502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77653" calcext:value-type="float">
            <text:p>0.001776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1556" calcext:value-type="float">
            <text:p>0.002315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76685" calcext:value-type="float">
            <text:p>0.00176685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20169" calcext:value-type="float">
            <text:p>0.002016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6866" calcext:value-type="float">
            <text:p>0.003268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53106" calcext:value-type="float">
            <text:p>0.002531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402354" calcext:value-type="float">
            <text:p>4.02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10121" calcext:value-type="float">
            <text:p>0.000210121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854952" calcext:value-type="float">
            <text:p>8.55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90385" calcext:value-type="float">
            <text:p>5.90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21805" calcext:value-type="float">
            <text:p>0.01218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02805" calcext:value-type="float">
            <text:p>0.01028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19679" calcext:value-type="float">
            <text:p>0.0119679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3841160" calcext:value-type="float">
            <text:p>3.8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624200" calcext:value-type="float">
            <text:p>1.76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98194" calcext:value-type="float">
            <text:p>398194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7697900" calcext:value-type="float">
            <text:p>2.7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731000" calcext:value-type="float">
            <text:p>7.7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4754900" calcext:value-type="float">
            <text:p>2.4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772200" calcext:value-type="float">
            <text:p>3.58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3850.3" calcext:value-type="float">
            <text:p>83850.3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86979" calcext:value-type="float">
            <text:p>786979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5320.9" calcext:value-type="float">
            <text:p>85320.9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68942500" calcext:value-type="float">
            <text:p>6.8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43665000" calcext:value-type="float">
            <text:p>1.44E+008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008700" calcext:value-type="float">
            <text:p>2.1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374500" calcext:value-type="float">
            <text:p>3.0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1843600" calcext:value-type="float">
            <text:p>9.1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795600" calcext:value-type="float">
            <text:p>2.5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13300" calcext:value-type="float">
            <text:p>4.5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1151200" calcext:value-type="float">
            <text:p>3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2599300" calcext:value-type="float">
            <text:p>6.2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8443500" calcext:value-type="float">
            <text:p>2.84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70999300" calcext:value-type="float">
            <text:p>7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5673000" calcext:value-type="float">
            <text:p>1.46E+008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28700" calcext:value-type="float">
            <text:p>2.1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653900" calcext:value-type="float">
            <text:p>3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3429800" calcext:value-type="float">
            <text:p>9.3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168900" calcext:value-type="float">
            <text:p>2.6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667700" calcext:value-type="float">
            <text:p>4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9328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3872100" calcext:value-type="float">
            <text:p>6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9317200" calcext:value-type="float">
            <text:p>2.93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73065800" calcext:value-type="float">
            <text:p>7.3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7649000" calcext:value-type="float">
            <text:p>1.48E+008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39700" calcext:value-type="float">
            <text:p>2.4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832700" calcext:value-type="float">
            <text:p>3.0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4220400" calcext:value-type="float">
            <text:p>9.4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728700" calcext:value-type="float">
            <text:p>2.6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888800" calcext:value-type="float">
            <text:p>4.5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294300" calcext:value-type="float">
            <text:p>3.3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982000" calcext:value-type="float">
            <text:p>6.5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2786000" calcext:value-type="float">
            <text:p>3.28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77934100" calcext:value-type="float">
            <text:p>7.7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2233000" calcext:value-type="float">
            <text:p>1.52E+008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168900" calcext:value-type="float">
            <text:p>2.6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56800" calcext:value-type="float">
            <text:p>3.1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288400" calcext:value-type="float">
            <text:p>9.7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7598200" calcext:value-type="float">
            <text:p>2.7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644100" calcext:value-type="float">
            <text:p>4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244400" calcext:value-type="float">
            <text:p>3.6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798000" calcext:value-type="float">
            <text:p>6.6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883000" calcext:value-type="float">
            <text:p>3.49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5353600" calcext:value-type="float">
            <text:p>5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0481000" calcext:value-type="float">
            <text:p>1.30E+008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494400" calcext:value-type="float">
            <text:p>1.1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551400" calcext:value-type="float">
            <text:p>3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742600" calcext:value-type="float">
            <text:p>9.2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6223200" calcext:value-type="float">
            <text:p>2.6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188200" calcext:value-type="float">
            <text:p>4.5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611240" calcext:value-type="float">
            <text:p>4.6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8302000" calcext:value-type="float">
            <text:p>2.8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636500" calcext:value-type="float">
            <text:p>4.64E+006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table:style-name="ce1" office:value-type="float" office:value="11880400" calcext:value-type="float">
            <text:p>1.19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3372900" calcext:value-type="float">
            <text:p>1.34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42950" calcext:value-type="float">
            <text:p>5.14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198.3" calcext:value-type="float">
            <text:p>72198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34301" calcext:value-type="float">
            <text:p>43430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0417.4" calcext:value-type="float">
            <text:p>90417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1762" calcext:value-type="float">
            <text:p>231762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983280" calcext:value-type="float">
            <text:p>3.98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5830900" calcext:value-type="float">
            <text:p>1.58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956750" calcext:value-type="float">
            <text:p>3.96E+006</text:p>
          </table:table-cell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1.05839" calcext:value-type="float">
            <text:p>1.0583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3.4274" calcext:value-type="float">
            <text:p>23.427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195" calcext:value-type="float">
            <text:p>0.11319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21029" calcext:value-type="float">
            <text:p>0.82102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8195" calcext:value-type="float">
            <text:p>32.819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0850801" calcext:value-type="float">
            <text:p>0.08508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3216" calcext:value-type="float">
            <text:p>1.03216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1805" calcext:value-type="float">
            <text:p>0.10180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296" calcext:value-type="float">
            <text:p>1.06296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3877" calcext:value-type="float">
            <text:p>0.103877</text:p>
          </table:table-cell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1.29667" calcext:value-type="float">
            <text:p>1.2966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27.0513" calcext:value-type="float">
            <text:p>27.051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8805" calcext:value-type="float">
            <text:p>0.12880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00538" calcext:value-type="float">
            <text:p>1.0053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7.937" calcext:value-type="float">
            <text:p>37.93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03863" calcext:value-type="float">
            <text:p>0.10386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2484" calcext:value-type="float">
            <text:p>1.2248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9725" calcext:value-type="float">
            <text:p>0.11972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7917" calcext:value-type="float">
            <text:p>1.2791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89" calcext:value-type="float">
            <text:p>0.1189</text:p>
          </table:table-cell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1.50284" calcext:value-type="float">
            <text:p>1.5028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27.4669" calcext:value-type="float">
            <text:p>27.466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5631" calcext:value-type="float">
            <text:p>0.145631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5925" calcext:value-type="float">
            <text:p>1.1592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5.1622" calcext:value-type="float">
            <text:p>55.162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24429" calcext:value-type="float">
            <text:p>0.12442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2323" calcext:value-type="float">
            <text:p>1.4232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5286" calcext:value-type="float">
            <text:p>0.13528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3129" calcext:value-type="float">
            <text:p>1.4312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7076" calcext:value-type="float">
            <text:p>0.137076</text:p>
          </table:table-cell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1.63694" calcext:value-type="float">
            <text:p>1.6369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28.3781" calcext:value-type="float">
            <text:p>28.378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6423" calcext:value-type="float">
            <text:p>0.16642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38007" calcext:value-type="float">
            <text:p>1.3800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57.6215" calcext:value-type="float">
            <text:p>57.621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0125" calcext:value-type="float">
            <text:p>0.15012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0844" calcext:value-type="float">
            <text:p>1.6084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8048" calcext:value-type="float">
            <text:p>0.15804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0357" calcext:value-type="float">
            <text:p>1.6035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1478" calcext:value-type="float">
            <text:p>0.161478</text:p>
          </table:table-cell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2.16098" calcext:value-type="float">
            <text:p>2.1609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30.0978" calcext:value-type="float">
            <text:p>30.097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5705" calcext:value-type="float">
            <text:p>0.18570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79252" calcext:value-type="float">
            <text:p>1.7925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59.6925" calcext:value-type="float">
            <text:p>59.692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2291" calcext:value-type="float">
            <text:p>0.18229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0104" calcext:value-type="float">
            <text:p>2.0010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1244" calcext:value-type="float">
            <text:p>1.124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3945" calcext:value-type="float">
            <text:p>2.0394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234602" calcext:value-type="float">
            <text:p>0.234602</text:p>
          </table:table-cell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1.48893" calcext:value-type="float">
            <text:p>1.4889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27.6163" calcext:value-type="float">
            <text:p>27.616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7416" calcext:value-type="float">
            <text:p>0.14741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19437" calcext:value-type="float">
            <text:p>1.19437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49.9373" calcext:value-type="float">
            <text:p>49.937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27221" calcext:value-type="float">
            <text:p>0.12722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2304" calcext:value-type="float">
            <text:p>1.4230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87969" calcext:value-type="float">
            <text:p>0.18796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4822" calcext:value-type="float">
            <text:p>1.4482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0602" calcext:value-type="float">
            <text:p>0.140602</text:p>
          </table:table-cell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232357" calcext:value-type="float">
            <text:p>0.23235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21155" calcext:value-type="float">
            <text:p>1.2115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1835" calcext:value-type="float">
            <text:p>0.021183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3854" calcext:value-type="float">
            <text:p>0.233854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9.67056" calcext:value-type="float">
            <text:p>9.6705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7859" calcext:value-type="float">
            <text:p>0.02785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20173" calcext:value-type="float">
            <text:p>0.22017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09585" calcext:value-type="float">
            <text:p>0.20958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00536" calcext:value-type="float">
            <text:p>0.20053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5323" calcext:value-type="float">
            <text:p>0.025323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918028" calcext:value-type="float">
            <text:p>0.09180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42819" calcext:value-type="float">
            <text:p>0.07428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8398" calcext:value-type="float">
            <text:p>0.0883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64122" calcext:value-type="float">
            <text:p>0.0564122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144711" calcext:value-type="float">
            <text:p>0.01447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581" calcext:value-type="float">
            <text:p>0.02458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5802" calcext:value-type="float">
            <text:p>0.018580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4399" calcext:value-type="float">
            <text:p>0.02643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26629" calcext:value-type="float">
            <text:p>0.0226629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862169" calcext:value-type="float">
            <text:p>0.08621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4493" calcext:value-type="float">
            <text:p>0.10449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0771" calcext:value-type="float">
            <text:p>0.1007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6592" calcext:value-type="float">
            <text:p>0.076592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0195789" calcext:value-type="float">
            <text:p>0.0019578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684" calcext:value-type="float">
            <text:p>0.01368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17495" calcext:value-type="float">
            <text:p>0.00417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363" calcext:value-type="float">
            <text:p>0.01836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4499" calcext:value-type="float">
            <text:p>0.0104499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829935" calcext:value-type="float">
            <text:p>0.00082993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43108" calcext:value-type="float">
            <text:p>0.0034310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5905" calcext:value-type="float">
            <text:p>0.0003159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9188" calcext:value-type="float">
            <text:p>0.00209188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9707" calcext:value-type="float">
            <text:p>0.000297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81" calcext:value-type="float">
            <text:p>0.001408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8882" calcext:value-type="float">
            <text:p>0.0002288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2046" calcext:value-type="float">
            <text:p>0.00098204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32935" calcext:value-type="float">
            <text:p>0.000232935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90003" calcext:value-type="float">
            <text:p>0.000900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54052" calcext:value-type="float">
            <text:p>0.0035405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41535" calcext:value-type="float">
            <text:p>0.0003415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2705" calcext:value-type="float">
            <text:p>0.00212705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310183" calcext:value-type="float">
            <text:p>0.0003101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598" calcext:value-type="float">
            <text:p>0.0014259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0899" calcext:value-type="float">
            <text:p>0.0010089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8432" calcext:value-type="float">
            <text:p>0.000248432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923634" calcext:value-type="float">
            <text:p>0.0009236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5764" calcext:value-type="float">
            <text:p>0.003576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79324" calcext:value-type="float">
            <text:p>0.00037932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3504" calcext:value-type="float">
            <text:p>0.00213504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31805" calcext:value-type="float">
            <text:p>0.000318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266" calcext:value-type="float">
            <text:p>0.0014326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7492" calcext:value-type="float">
            <text:p>0.0002574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1995" calcext:value-type="float">
            <text:p>0.0010199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7042" calcext:value-type="float">
            <text:p>0.000277042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954509" calcext:value-type="float">
            <text:p>0.00095450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63195" calcext:value-type="float">
            <text:p>0.003631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89576" calcext:value-type="float">
            <text:p>0.0003895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5697" calcext:value-type="float">
            <text:p>0.00215697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322104" calcext:value-type="float">
            <text:p>0.00032210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507" calcext:value-type="float">
            <text:p>0.0014550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65598" calcext:value-type="float">
            <text:p>0.00026559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606" calcext:value-type="float">
            <text:p>0.001046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85983" calcext:value-type="float">
            <text:p>0.000285983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93272" calcext:value-type="float">
            <text:p>0.09327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62852" calcext:value-type="float">
            <text:p>0.026285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06922" calcext:value-type="float">
            <text:p>0.1069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77312" calcext:value-type="float">
            <text:p>0.077312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338793" calcext:value-type="float">
            <text:p>0.00033879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78385" calcext:value-type="float">
            <text:p>0.001783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282049" calcext:value-type="float">
            <text:p>0.000282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7771" calcext:value-type="float">
            <text:p>0.00277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463009" calcext:value-type="float">
            <text:p>0.000463009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237457" calcext:value-type="float">
            <text:p>0.002374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94046" calcext:value-type="float">
            <text:p>0.0039404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06143" calcext:value-type="float">
            <text:p>0.002061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3166" calcext:value-type="float">
            <text:p>0.0033166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316858" calcext:value-type="float">
            <text:p>0.00031685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4804" calcext:value-type="float">
            <text:p>0.0014480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5987" calcext:value-type="float">
            <text:p>0.0002559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7218" calcext:value-type="float">
            <text:p>0.0010721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74584" calcext:value-type="float">
            <text:p>0.000274584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115426" calcext:value-type="float">
            <text:p>0.011542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388" calcext:value-type="float">
            <text:p>0.002838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33171" calcext:value-type="float">
            <text:p>0.01331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93963" calcext:value-type="float">
            <text:p>0.0093963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0929857" calcext:value-type="float">
            <text:p>9.30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45638" calcext:value-type="float">
            <text:p>5.46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23847" calcext:value-type="float">
            <text:p>1.24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6768" calcext:value-type="float">
            <text:p>0.00026768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35594" calcext:value-type="float">
            <text:p>3.56E-005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office:value-type="float" office:value="702623" calcext:value-type="float">
            <text:p>70262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946000" calcext:value-type="float">
            <text:p>1.99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6616.5" calcext:value-type="float">
            <text:p>76616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47669" calcext:value-type="float">
            <text:p>847669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24180000" calcext:value-type="float">
            <text:p>2.4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6738000" calcext:value-type="float">
            <text:p>3.6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9044600" calcext:value-type="float">
            <text:p>2.9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3598400" calcext:value-type="float">
            <text:p>2.3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693000" calcext:value-type="float">
            <text:p>1.77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68658400" calcext:value-type="float">
            <text:p>6.8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44354000" calcext:value-type="float">
            <text:p>1.44E+008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028000" calcext:value-type="float">
            <text:p>2.1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382900" calcext:value-type="float">
            <text:p>3.04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25432800" calcext:value-type="float">
            <text:p>2.5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39100" calcext:value-type="float">
            <text:p>4.5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843600" calcext:value-type="float">
            <text:p>3.0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2649300" calcext:value-type="float">
            <text:p>6.2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8645100" calcext:value-type="float">
            <text:p>2.86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70953500" calcext:value-type="float">
            <text:p>7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6596000" calcext:value-type="float">
            <text:p>1.47E+008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96300" calcext:value-type="float">
            <text:p>2.1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695000" calcext:value-type="float">
            <text:p>3.07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25756900" calcext:value-type="float">
            <text:p>2.5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743700" calcext:value-type="float">
            <text:p>4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814600" calcext:value-type="float">
            <text:p>3.1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4252900" calcext:value-type="float">
            <text:p>6.4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9569500" calcext:value-type="float">
            <text:p>2.96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72814200" calcext:value-type="float">
            <text:p>7.2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8082000" calcext:value-type="float">
            <text:p>1.48E+008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985900" calcext:value-type="float">
            <text:p>2.4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810300" calcext:value-type="float">
            <text:p>3.08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264103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957800" calcext:value-type="float">
            <text:p>4.6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038200" calcext:value-type="float">
            <text:p>3.3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951300" calcext:value-type="float">
            <text:p>6.5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2974800" calcext:value-type="float">
            <text:p>3.30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78964000" calcext:value-type="float">
            <text:p>7.9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2805000" calcext:value-type="float">
            <text:p>1.53E+008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931900" calcext:value-type="float">
            <text:p>2.5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28200" calcext:value-type="float">
            <text:p>3.13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27576000" calcext:value-type="float">
            <text:p>2.7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41400" calcext:value-type="float">
            <text:p>4.6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791400" calcext:value-type="float">
            <text:p>3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733100" calcext:value-type="float">
            <text:p>6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168600" calcext:value-type="float">
            <text:p>3.52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7598700" calcext:value-type="float">
            <text:p>2.7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3052000" calcext:value-type="float">
            <text:p>1.33E+008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73930" calcext:value-type="float">
            <text:p>3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9700" calcext:value-type="float">
            <text:p>1.98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25853800" calcext:value-type="float">
            <text:p>2.5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257900" calcext:value-type="float">
            <text:p>4.5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2001600" calcext:value-type="float">
            <text:p>3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122900" calcext:value-type="float">
            <text:p>6.1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9834300" calcext:value-type="float">
            <text:p>2.98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table:style-name="ce1" office:value-type="float" office:value="16902000" calcext:value-type="float">
            <text:p>1.69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2076400" calcext:value-type="float">
            <text:p>1.21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234380" calcext:value-type="float">
            <text:p>3.23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7053000" calcext:value-type="float">
            <text:p>7.05E+006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95588.5" calcext:value-type="float">
            <text:p>95588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857" calcext:value-type="float">
            <text:p>21485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5061" calcext:value-type="float">
            <text:p>195061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922570" calcext:value-type="float">
            <text:p>1.92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7245" calcext:value-type="float">
            <text:p>487245</text:p>
          </table:table-cell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1.06175" calcext:value-type="float">
            <text:p>1.0617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3.3713" calcext:value-type="float">
            <text:p>23.371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482" calcext:value-type="float">
            <text:p>0.11348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32943" calcext:value-type="float">
            <text:p>0.832943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087357" calcext:value-type="float">
            <text:p>0.0873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2763" calcext:value-type="float">
            <text:p>1.0276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0963159" calcext:value-type="float">
            <text:p>0.096315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857" calcext:value-type="float">
            <text:p>1.05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4065" calcext:value-type="float">
            <text:p>0.104065</text:p>
          </table:table-cell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1.28529" calcext:value-type="float">
            <text:p>1.2852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27.1106" calcext:value-type="float">
            <text:p>27.110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9998" calcext:value-type="float">
            <text:p>0.12999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00558" calcext:value-type="float">
            <text:p>1.00558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04617" calcext:value-type="float">
            <text:p>0.10461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1932" calcext:value-type="float">
            <text:p>1.2193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3421" calcext:value-type="float">
            <text:p>0.11342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31785" calcext:value-type="float">
            <text:p>1.3178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9668" calcext:value-type="float">
            <text:p>0.119668</text:p>
          </table:table-cell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1.47408" calcext:value-type="float">
            <text:p>1.4740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27.7682" calcext:value-type="float">
            <text:p>27.768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7254" calcext:value-type="float">
            <text:p>0.14725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6736" calcext:value-type="float">
            <text:p>1.16736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24677" calcext:value-type="float">
            <text:p>0.12467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37112" calcext:value-type="float">
            <text:p>1.3711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2573" calcext:value-type="float">
            <text:p>0.13257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7443" calcext:value-type="float">
            <text:p>1.4744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4872" calcext:value-type="float">
            <text:p>0.134872</text:p>
          </table:table-cell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1.59707" calcext:value-type="float">
            <text:p>1.5970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28.4309" calcext:value-type="float">
            <text:p>28.430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8057" calcext:value-type="float">
            <text:p>0.16805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37239" calcext:value-type="float">
            <text:p>1.37239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52444" calcext:value-type="float">
            <text:p>0.15244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8737" calcext:value-type="float">
            <text:p>1.5873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6941" calcext:value-type="float">
            <text:p>0.15694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6963" calcext:value-type="float">
            <text:p>1.5696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3698" calcext:value-type="float">
            <text:p>0.153698</text:p>
          </table:table-cell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1.9624" calcext:value-type="float">
            <text:p>1.962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30.2831" calcext:value-type="float">
            <text:p>30.283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807406" calcext:value-type="float">
            <text:p>0.80740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69585" calcext:value-type="float">
            <text:p>1.69585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18749" calcext:value-type="float">
            <text:p>0.1874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9172" calcext:value-type="float">
            <text:p>1.917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1062" calcext:value-type="float">
            <text:p>0.1810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82627" calcext:value-type="float">
            <text:p>1.826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043" calcext:value-type="float">
            <text:p>0.18043</text:p>
          </table:table-cell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1.45828" calcext:value-type="float">
            <text:p>1.4582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27.8339" calcext:value-type="float">
            <text:p>27.83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58945" calcext:value-type="float">
            <text:p>0.15894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20376" calcext:value-type="float">
            <text:p>1.20376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28381" calcext:value-type="float">
            <text:p>0.12838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0232" calcext:value-type="float">
            <text:p>1.4023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35136" calcext:value-type="float">
            <text:p>0.13513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4218" calcext:value-type="float">
            <text:p>1.4421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37638" calcext:value-type="float">
            <text:p>0.137638</text:p>
          </table:table-cell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197832" calcext:value-type="float">
            <text:p>0.19783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36023" calcext:value-type="float">
            <text:p>1.3602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851459" calcext:value-type="float">
            <text:p>0.085145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74" calcext:value-type="float">
            <text:p>0.239174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91934" calcext:value-type="float">
            <text:p>0.0291934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18853" calcext:value-type="float">
            <text:p>0.21885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48792" calcext:value-type="float">
            <text:p>0.024879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167901" calcext:value-type="float">
            <text:p>0.16790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7296" calcext:value-type="float">
            <text:p>0.0217296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30817" calcext:value-type="float">
            <text:p>0.030817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242672" calcext:value-type="float">
            <text:p>0.02426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914" calcext:value-type="float">
            <text:p>0.01914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140328" calcext:value-type="float">
            <text:p>0.01403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2753" calcext:value-type="float">
            <text:p>0.02275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9206" calcext:value-type="float">
            <text:p>0.01920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65531" calcext:value-type="float">
            <text:p>0.06655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31788" calcext:value-type="float">
            <text:p>0.0231788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66921" calcext:value-type="float">
            <text:p>0.066921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590951" calcext:value-type="float">
            <text:p>0.059095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1986" calcext:value-type="float">
            <text:p>0.011986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0197721" calcext:value-type="float">
            <text:p>0.001977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28632" calcext:value-type="float">
            <text:p>0.012863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22406" calcext:value-type="float">
            <text:p>0.0042240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99408" calcext:value-type="float">
            <text:p>0.079940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515" calcext:value-type="float">
            <text:p>0.010515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836134" calcext:value-type="float">
            <text:p>0.000836134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31209" calcext:value-type="float">
            <text:p>0.0003120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7686" calcext:value-type="float">
            <text:p>0.00207686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99931" calcext:value-type="float">
            <text:p>0.0002999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5" calcext:value-type="float">
            <text:p>0.0014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8882" calcext:value-type="float">
            <text:p>0.0002288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8007" calcext:value-type="float">
            <text:p>0.0009880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34842" calcext:value-type="float">
            <text:p>0.000234842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894547" calcext:value-type="float">
            <text:p>0.000894547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337601" calcext:value-type="float">
            <text:p>0.000337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1644" calcext:value-type="float">
            <text:p>0.00211644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307083" calcext:value-type="float">
            <text:p>0.00030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3" calcext:value-type="float">
            <text:p>0.0014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3545" calcext:value-type="float">
            <text:p>0.00024354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1101" calcext:value-type="float">
            <text:p>0.001011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51055" calcext:value-type="float">
            <text:p>0.000251055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923991" calcext:value-type="float">
            <text:p>0.000923991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380039" calcext:value-type="float">
            <text:p>0.0003800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2646" calcext:value-type="float">
            <text:p>0.00212646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314951" calcext:value-type="float">
            <text:p>0.0003149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003" calcext:value-type="float">
            <text:p>0.001430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6896" calcext:value-type="float">
            <text:p>0.0002568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2842" calcext:value-type="float">
            <text:p>0.001028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7042" calcext:value-type="float">
            <text:p>0.000277042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946999" calcext:value-type="float">
            <text:p>0.000946999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39053" calcext:value-type="float">
            <text:p>0.0003905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4493" calcext:value-type="float">
            <text:p>0.00214493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320911" calcext:value-type="float">
            <text:p>0.00032091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149" calcext:value-type="float">
            <text:p>0.001451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65837" calcext:value-type="float">
            <text:p>0.0002658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785" calcext:value-type="float">
            <text:p>0.0010478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8491" calcext:value-type="float">
            <text:p>0.00028491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259631" calcext:value-type="float">
            <text:p>0.0259631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21081" calcext:value-type="float">
            <text:p>0.021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3551" calcext:value-type="float">
            <text:p>0.0023551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336885" calcext:value-type="float">
            <text:p>0.0003368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8239" calcext:value-type="float">
            <text:p>0.00182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283957" calcext:value-type="float">
            <text:p>0.00028395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1461" calcext:value-type="float">
            <text:p>0.06014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457048" calcext:value-type="float">
            <text:p>0.000457048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32251" calcext:value-type="float">
            <text:p>0.00132251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719953" calcext:value-type="float">
            <text:p>0.000719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13387" calcext:value-type="float">
            <text:p>0.00213387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314374" calcext:value-type="float">
            <text:p>0.0003143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4492" calcext:value-type="float">
            <text:p>0.0014449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5123" calcext:value-type="float">
            <text:p>0.0002551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5628" calcext:value-type="float">
            <text:p>0.001956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71987" calcext:value-type="float">
            <text:p>0.000271987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31294" calcext:value-type="float">
            <text:p>0.0031294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025941" calcext:value-type="float">
            <text:p>0.0025941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388608" calcext:value-type="float">
            <text:p>3.89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0904144" calcext:value-type="float">
            <text:p>9.04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82747" calcext:value-type="float">
            <text:p>5.83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3583" calcext:value-type="float">
            <text:p>1.36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738928" calcext:value-type="float">
            <text:p>0.00738928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304656" calcext:value-type="float">
            <text:p>3.05E-005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524160" calcext:value-type="float">
            <text:p>2.52E+006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office:value-type="float" office:value="388597" calcext:value-type="float">
            <text:p>38859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7826900" calcext:value-type="float">
            <text:p>2.78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24316900" calcext:value-type="float">
            <text:p>2.4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931200" calcext:value-type="float">
            <text:p>3.5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8849500" calcext:value-type="float">
            <text:p>2.8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89600" calcext:value-type="float">
            <text:p>1.0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923700" calcext:value-type="float">
            <text:p>1.79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69202800" calcext:value-type="float">
            <text:p>6.92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20976600" calcext:value-type="float">
            <text:p>2.1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553400" calcext:value-type="float">
            <text:p>3.06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255273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150100" calcext:value-type="float">
            <text:p>4.5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815900" calcext:value-type="float">
            <text:p>3.0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2542400" calcext:value-type="float">
            <text:p>6.2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8752900" calcext:value-type="float">
            <text:p>2.88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70926000" calcext:value-type="float">
            <text:p>7.09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21555700" calcext:value-type="float">
            <text:p>2.1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818900" calcext:value-type="float">
            <text:p>3.08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26010400" calcext:value-type="float">
            <text:p>2.6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827600" calcext:value-type="float">
            <text:p>4.5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8884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3724100" calcext:value-type="float">
            <text:p>6.3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9569500" calcext:value-type="float">
            <text:p>2.96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73260600" calcext:value-type="float">
            <text:p>7.33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24265400" calcext:value-type="float">
            <text:p>2.4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964700" calcext:value-type="float">
            <text:p>3.10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26676800" calcext:value-type="float">
            <text:p>2.6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6054100" calcext:value-type="float">
            <text:p>4.6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636600" calcext:value-type="float">
            <text:p>3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821100" calcext:value-type="float">
            <text:p>6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2630300" calcext:value-type="float">
            <text:p>3.26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78378600" calcext:value-type="float">
            <text:p>7.84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26248800" calcext:value-type="float">
            <text:p>2.6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554800" calcext:value-type="float">
            <text:p>3.16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27313000" calcext:value-type="float">
            <text:p>2.7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644100" calcext:value-type="float">
            <text:p>4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791400" calcext:value-type="float">
            <text:p>3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330500" calcext:value-type="float">
            <text:p>6.6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883000" calcext:value-type="float">
            <text:p>3.49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49553600" calcext:value-type="float">
            <text:p>4.96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11378500" calcext:value-type="float">
            <text:p>1.1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711800" calcext:value-type="float">
            <text:p>3.07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26058200" calcext:value-type="float">
            <text:p>2.6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355500" calcext:value-type="float">
            <text:p>4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2110000" calcext:value-type="float">
            <text:p>3.2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499700" calcext:value-type="float">
            <text:p>3.3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119100" calcext:value-type="float">
            <text:p>3.01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table:style-name="ce1" office:value-type="float" office:value="14773000" calcext:value-type="float">
            <text:p>1.48E+007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table:style-name="ce1" office:value-type="float" office:value="5165320" calcext:value-type="float">
            <text:p>5.17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0465.7" calcext:value-type="float">
            <text:p>70465.7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94420.3" calcext:value-type="float">
            <text:p>94420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0461" calcext:value-type="float">
            <text:p>23046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5385" calcext:value-type="float">
            <text:p>21538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5941900" calcext:value-type="float">
            <text:p>1.59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25043" calcext:value-type="float">
            <text:p>425043</text:p>
          </table:table-cell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1.06043" calcext:value-type="float">
            <text:p>1.06043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113797" calcext:value-type="float">
            <text:p>0.11379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23874" calcext:value-type="float">
            <text:p>0.823874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0853648" calcext:value-type="float">
            <text:p>0.085364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249" calcext:value-type="float">
            <text:p>1.024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096658" calcext:value-type="float">
            <text:p>0.09665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918" calcext:value-type="float">
            <text:p>1.0591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5671" calcext:value-type="float">
            <text:p>0.105671</text:p>
          </table:table-cell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1.31245" calcext:value-type="float">
            <text:p>1.31245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28116" calcext:value-type="float">
            <text:p>0.12811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989075" calcext:value-type="float">
            <text:p>0.989075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04098" calcext:value-type="float">
            <text:p>0.10409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1715" calcext:value-type="float">
            <text:p>1.2171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3694" calcext:value-type="float">
            <text:p>0.11369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9637" calcext:value-type="float">
            <text:p>1.2963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0312" calcext:value-type="float">
            <text:p>0.120312</text:p>
          </table:table-cell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1.46655" calcext:value-type="float">
            <text:p>1.46655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48312" calcext:value-type="float">
            <text:p>0.14831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731" calcext:value-type="float">
            <text:p>1.1731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2275" calcext:value-type="float">
            <text:p>0.1227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0419" calcext:value-type="float">
            <text:p>1.4041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2357" calcext:value-type="float">
            <text:p>0.13235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51462" calcext:value-type="float">
            <text:p>1.5146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5756" calcext:value-type="float">
            <text:p>0.135756</text:p>
          </table:table-cell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1.63835" calcext:value-type="float">
            <text:p>1.63835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69173" calcext:value-type="float">
            <text:p>0.16917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4039" calcext:value-type="float">
            <text:p>1.4039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50151" calcext:value-type="float">
            <text:p>0.15015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689" calcext:value-type="float">
            <text:p>1.568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5738" calcext:value-type="float">
            <text:p>0.15573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70066" calcext:value-type="float">
            <text:p>1.7006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5897" calcext:value-type="float">
            <text:p>0.155897</text:p>
          </table:table-cell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2.44907" calcext:value-type="float">
            <text:p>2.44907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190428" calcext:value-type="float">
            <text:p>0.19042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67309" calcext:value-type="float">
            <text:p>1.67309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4675" calcext:value-type="float">
            <text:p>0.467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8207" calcext:value-type="float">
            <text:p>2.0820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78785" calcext:value-type="float">
            <text:p>0.17878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1995" calcext:value-type="float">
            <text:p>2.199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77893" calcext:value-type="float">
            <text:p>0.177893</text:p>
          </table:table-cell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1.49144" calcext:value-type="float">
            <text:p>1.49144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48713" calcext:value-type="float">
            <text:p>0.14871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19631" calcext:value-type="float">
            <text:p>1.19631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30824" calcext:value-type="float">
            <text:p>0.13082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1357" calcext:value-type="float">
            <text:p>1.41357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34212" calcext:value-type="float">
            <text:p>0.13421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51979" calcext:value-type="float">
            <text:p>1.5197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38204" calcext:value-type="float">
            <text:p>0.138204</text:p>
          </table:table-cell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245078" calcext:value-type="float">
            <text:p>0.245078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27338" calcext:value-type="float">
            <text:p>0.022733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7215" calcext:value-type="float">
            <text:p>0.237215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502837" calcext:value-type="float">
            <text:p>0.050283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28925" calcext:value-type="float">
            <text:p>0.22892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35622" calcext:value-type="float">
            <text:p>0.023562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53836" calcext:value-type="float">
            <text:p>0.25383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2376" calcext:value-type="float">
            <text:p>0.0212376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raph_generation</text:p>
          </table:table-cell>
          <table:table-cell office:value-type="float" office:value="0.024591" calcext:value-type="float">
            <text:p>0.024591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47231" calcext:value-type="float">
            <text:p>0.0147231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184722" calcext:value-type="float">
            <text:p>0.0184722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62711" calcext:value-type="float">
            <text:p>0.06627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truction_time</text:p>
          </table:table-cell>
          <table:table-cell office:value-type="float" office:value="0.058825" calcext:value-type="float">
            <text:p>0.058825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196505" calcext:value-type="float">
            <text:p>0.00196505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0422812" calcext:value-type="float">
            <text:p>0.00422812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37622" calcext:value-type="float">
            <text:p>0.0376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n_time</text:p>
          </table:table-cell>
          <table:table-cell office:value-type="float" office:value="0.000310898" calcext:value-type="float">
            <text:p>0.000310898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95162" calcext:value-type="float">
            <text:p>0.000295162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30074" calcext:value-type="float">
            <text:p>0.000230074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33889" calcext:value-type="float">
            <text:p>0.0002338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irstquartile_time</text:p>
          </table:table-cell>
          <table:table-cell office:value-type="float" office:value="0.000337958" calcext:value-type="float">
            <text:p>0.000337958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307441" calcext:value-type="float">
            <text:p>0.000307441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244021" calcext:value-type="float">
            <text:p>0.000244021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249386" calcext:value-type="float">
            <text:p>0.0002493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dian_time</text:p>
          </table:table-cell>
          <table:table-cell office:value-type="float" office:value="0.000380993" calcext:value-type="float">
            <text:p>0.000380993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315905" calcext:value-type="float">
            <text:p>0.000315905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254035" calcext:value-type="float">
            <text:p>0.000254035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277519" calcext:value-type="float">
            <text:p>0.0002775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irdquartile_time</text:p>
          </table:table-cell>
          <table:table-cell office:value-type="float" office:value="0.000391006" calcext:value-type="float">
            <text:p>0.000391006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320196" calcext:value-type="float">
            <text:p>0.000320196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264645" calcext:value-type="float">
            <text:p>0.000264645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287056" calcext:value-type="float">
            <text:p>0.0002870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_time</text:p>
          </table:table-cell>
          <table:table-cell office:value-type="float" office:value="0.0172238" calcext:value-type="float">
            <text:p>0.0172238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339031" calcext:value-type="float">
            <text:p>0.000339031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283957" calcext:value-type="float">
            <text:p>0.000283957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427008" calcext:value-type="float">
            <text:p>0.00042700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an_time</text:p>
          </table:table-cell>
          <table:table-cell office:value-type="float" office:value="0.000656061" calcext:value-type="float">
            <text:p>0.000656061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314593" calcext:value-type="float">
            <text:p>0.000314593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254244" calcext:value-type="float">
            <text:p>0.000254244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272408" calcext:value-type="float">
            <text:p>0.00027240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dev_time</text:p>
          </table:table-cell>
          <table:table-cell office:value-type="float" office:value="0.00211147" calcext:value-type="float">
            <text:p>0.00211147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0911927" calcext:value-type="float">
            <text:p>9.12E-006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124946" calcext:value-type="float">
            <text:p>1.25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284151" calcext:value-type="float">
            <text:p>2.84E-0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n_TEPS</text:p>
          </table:table-cell>
          <table:table-cell office:value-type="float" office:value="475620" calcext:value-type="float">
            <text:p>475620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4163000" calcext:value-type="float">
            <text:p>2.42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28849500" calcext:value-type="float">
            <text:p>2.88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19184700" calcext:value-type="float">
            <text:p>1.92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irstquartile_TEPS</text:p>
          </table:table-cell>
          <table:table-cell table:style-name="ce1" office:value-type="float" office:value="20951100" calcext:value-type="float">
            <text:p>2.10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5584300" calcext:value-type="float">
            <text:p>2.56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30954700" calcext:value-type="float">
            <text:p>3.10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28538000" calcext:value-type="float">
            <text:p>2.85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dian_TEPS</text:p>
          </table:table-cell>
          <table:table-cell table:style-name="ce1" office:value-type="float" office:value="21501700" calcext:value-type="float">
            <text:p>2.15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5931900" calcext:value-type="float">
            <text:p>2.59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32247500" calcext:value-type="float">
            <text:p>3.22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29518700" calcext:value-type="float">
            <text:p>2.95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irdquartile_TEPS</text:p>
          </table:table-cell>
          <table:table-cell table:style-name="ce1" office:value-type="float" office:value="24239700" calcext:value-type="float">
            <text:p>2.42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26645800" calcext:value-type="float">
            <text:p>2.66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33570800" calcext:value-type="float">
            <text:p>3.36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32848700" calcext:value-type="float">
            <text:p>3.28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_TEPS</text:p>
          </table:table-cell>
          <table:table-cell table:style-name="ce1" office:value-type="float" office:value="26349500" calcext:value-type="float">
            <text:p>2.63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27754200" calcext:value-type="float">
            <text:p>2.78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35605900" calcext:value-type="float">
            <text:p>3.56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35025200" calcext:value-type="float">
            <text:p>3.50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rmonic_mean_TEPS</text:p>
          </table:table-cell>
          <table:table-cell table:style-name="ce1" office:value-type="float" office:value="12486600" calcext:value-type="float">
            <text:p>1.25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26040000" calcext:value-type="float">
            <text:p>2.60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32221100" calcext:value-type="float">
            <text:p>3.22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30072500" calcext:value-type="float">
            <text:p>3.01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rmonic_stddev_TEPS</text:p>
          </table:table-cell>
          <table:table-cell table:style-name="ce1" office:value-type="float" office:value="5063090" calcext:value-type="float">
            <text:p>5.06E+006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95100" calcext:value-type="float">
            <text:p>95100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199499" calcext:value-type="float">
            <text:p>199499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395210" calcext:value-type="float">
            <text:p>3952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n_validate</text:p>
          </table:table-cell>
          <table:table-cell office:value-type="float" office:value="0.113287" calcext:value-type="float">
            <text:p>0.113287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865669" calcext:value-type="float">
            <text:p>0.0865669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0975289" calcext:value-type="float">
            <text:p>0.0975289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103717" calcext:value-type="float">
            <text:p>0.1037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irstquartile_validate</text:p>
          </table:table-cell>
          <table:table-cell office:value-type="float" office:value="0.127081" calcext:value-type="float">
            <text:p>0.127081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04463" calcext:value-type="float">
            <text:p>0.104463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14315" calcext:value-type="float">
            <text:p>0.114315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20788" calcext:value-type="float">
            <text:p>0.1207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dian_validate</text:p>
          </table:table-cell>
          <table:table-cell office:value-type="float" office:value="0.143685" calcext:value-type="float">
            <text:p>0.143685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25491" calcext:value-type="float">
            <text:p>0.125491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30257" calcext:value-type="float">
            <text:p>0.130257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35128" calcext:value-type="float">
            <text:p>0.1351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irdquartile_validate</text:p>
          </table:table-cell>
          <table:table-cell office:value-type="float" office:value="0.165552" calcext:value-type="float">
            <text:p>0.165552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0698" calcext:value-type="float">
            <text:p>0.150698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5569" calcext:value-type="float">
            <text:p>0.15569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56772" calcext:value-type="float">
            <text:p>0.15677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_validate</text:p>
          </table:table-cell>
          <table:table-cell office:value-type="float" office:value="0.186383" calcext:value-type="float">
            <text:p>0.186383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2041" calcext:value-type="float">
            <text:p>0.182041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182458" calcext:value-type="float">
            <text:p>0.182458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182124" calcext:value-type="float">
            <text:p>0.18212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an_validate</text:p>
          </table:table-cell>
          <table:table-cell office:value-type="float" office:value="0.146505" calcext:value-type="float">
            <text:p>0.146505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27421" calcext:value-type="float">
            <text:p>0.127421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34404" calcext:value-type="float">
            <text:p>0.134404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38611" calcext:value-type="float">
            <text:p>0.1386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dev_validate</text:p>
          </table:table-cell>
          <table:table-cell office:value-type="float" office:value="0.0217134" calcext:value-type="float">
            <text:p>0.0217134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73587" calcext:value-type="float">
            <text:p>0.0273587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46283" calcext:value-type="float">
            <text:p>0.0246283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18255" calcext:value-type="float">
            <text:p>0.0218255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raph_generation</text:p>
          </table:table-cell>
          <table:table-cell office:value-type="float" office:value="0.110367" calcext:value-type="float">
            <text:p>0.110367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4647" calcext:value-type="float">
            <text:p>0.014647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187802" calcext:value-type="float">
            <text:p>0.0187802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22041" calcext:value-type="float">
            <text:p>0.06220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truction_time</text:p>
          </table:table-cell>
          <table:table-cell office:value-type="float" office:value="0.112879" calcext:value-type="float">
            <text:p>0.112879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196695" calcext:value-type="float">
            <text:p>0.00196695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0494289" calcext:value-type="float">
            <text:p>0.00494289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105979" calcext:value-type="float">
            <text:p>0.01059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n_time</text:p>
          </table:table-cell>
          <table:table-cell office:value-type="float" office:value="0.000310898" calcext:value-type="float">
            <text:p>0.000310898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96831" calcext:value-type="float">
            <text:p>0.000296831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31981" calcext:value-type="float">
            <text:p>0.000231981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36034" calcext:value-type="float">
            <text:p>0.00023603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irstquartile_time</text:p>
          </table:table-cell>
          <table:table-cell office:value-type="float" office:value="0.000341654" calcext:value-type="float">
            <text:p>0.000341654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30899" calcext:value-type="float">
            <text:p>0.00030899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245929" calcext:value-type="float">
            <text:p>0.000245929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dian_time</text:p>
          </table:table-cell>
          <table:table-cell office:value-type="float" office:value="0.00038147" calcext:value-type="float">
            <text:p>0.00038147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31507" calcext:value-type="float">
            <text:p>0.00031507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255942" calcext:value-type="float">
            <text:p>0.000255942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275612" calcext:value-type="float">
            <text:p>0.00027561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irdquartile_time</text:p>
          </table:table-cell>
          <table:table-cell office:value-type="float" office:value="0.000393629" calcext:value-type="float">
            <text:p>0.000393629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320435" calcext:value-type="float">
            <text:p>0.000320435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263095" calcext:value-type="float">
            <text:p>0.000263095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285625" calcext:value-type="float">
            <text:p>0.0002856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_time</text:p>
          </table:table-cell>
          <table:table-cell office:value-type="float" office:value="0.097074" calcext:value-type="float">
            <text:p>0.097074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33617" calcext:value-type="float">
            <text:p>0.00033617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280857" calcext:value-type="float">
            <text:p>0.000280857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473022" calcext:value-type="float">
            <text:p>0.0004730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an_time</text:p>
          </table:table-cell>
          <table:table-cell office:value-type="float" office:value="0.00190674" calcext:value-type="float">
            <text:p>0.00190674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315435" calcext:value-type="float">
            <text:p>0.000315435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254594" calcext:value-type="float">
            <text:p>0.000254594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272088" calcext:value-type="float">
            <text:p>0.0002720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dev_time</text:p>
          </table:table-cell>
          <table:table-cell office:value-type="float" office:value="0.012086" calcext:value-type="float">
            <text:p>0.01208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0876263" calcext:value-type="float">
            <text:p>8.76E-006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113866" calcext:value-type="float">
            <text:p>1.14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324928" calcext:value-type="float">
            <text:p>3.25E-0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n_TEPS</text:p>
          </table:table-cell>
          <table:table-cell office:value-type="float" office:value="84389.2" calcext:value-type="float">
            <text:p>84389.2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4368600" calcext:value-type="float">
            <text:p>2.44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29167900" calcext:value-type="float">
            <text:p>2.92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17318400" calcext:value-type="float">
            <text:p>1.73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irstquartile_TEPS</text:p>
          </table:table-cell>
          <table:table-cell table:style-name="ce1" office:value-type="float" office:value="20811500" calcext:value-type="float">
            <text:p>2.08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5565300" calcext:value-type="float">
            <text:p>2.56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31137100" calcext:value-type="float">
            <text:p>3.11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28680900" calcext:value-type="float">
            <text:p>2.87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dian_TEPS</text:p>
          </table:table-cell>
          <table:table-cell table:style-name="ce1" office:value-type="float" office:value="21474800" calcext:value-type="float">
            <text:p>2.15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6000600" calcext:value-type="float">
            <text:p>2.60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32007200" calcext:value-type="float">
            <text:p>3.20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29723000" calcext:value-type="float">
            <text:p>2.97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irdquartile_TEPS</text:p>
          </table:table-cell>
          <table:table-cell table:style-name="ce1" office:value-type="float" office:value="23977500" calcext:value-type="float">
            <text:p>2.40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26512100" calcext:value-type="float">
            <text:p>2.65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33310500" calcext:value-type="float">
            <text:p>3.33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33038200" calcext:value-type="float">
            <text:p>3.30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_TEPS</text:p>
          </table:table-cell>
          <table:table-cell table:style-name="ce1" office:value-type="float" office:value="26349500" calcext:value-type="float">
            <text:p>2.63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27598200" calcext:value-type="float">
            <text:p>2.76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35313200" calcext:value-type="float">
            <text:p>3.53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34706800" calcext:value-type="float">
            <text:p>3.47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rmonic_mean_TEPS</text:p>
          </table:table-cell>
          <table:table-cell table:style-name="ce1" office:value-type="float" office:value="4296340" calcext:value-type="float">
            <text:p>4.30E+006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25970500" calcext:value-type="float">
            <text:p>2.60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32176700" calcext:value-type="float">
            <text:p>3.22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30107900" calcext:value-type="float">
            <text:p>3.01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rmonic_stddev_TEPS</text:p>
          </table:table-cell>
          <table:table-cell table:style-name="ce1" office:value-type="float" office:value="3430990" calcext:value-type="float">
            <text:p>3.43E+006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90893.7" calcext:value-type="float">
            <text:p>90893.7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181308" calcext:value-type="float">
            <text:p>181308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452990" calcext:value-type="float">
            <text:p>45299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n_validate</text:p>
          </table:table-cell>
          <table:table-cell office:value-type="float" office:value="0.135312" calcext:value-type="float">
            <text:p>0.135312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860469" calcext:value-type="float">
            <text:p>0.0860469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0973201" calcext:value-type="float">
            <text:p>0.0973201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105478" calcext:value-type="float">
            <text:p>0.1054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irstquartile_validate</text:p>
          </table:table-cell>
          <table:table-cell office:value-type="float" office:value="0.151249" calcext:value-type="float">
            <text:p>0.151249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06387" calcext:value-type="float">
            <text:p>0.106387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14052" calcext:value-type="float">
            <text:p>0.114052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22088" calcext:value-type="float">
            <text:p>0.1220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dian_validate</text:p>
          </table:table-cell>
          <table:table-cell office:value-type="float" office:value="0.171498" calcext:value-type="float">
            <text:p>0.171498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25749" calcext:value-type="float">
            <text:p>0.125749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29241" calcext:value-type="float">
            <text:p>0.129241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37174" calcext:value-type="float">
            <text:p>0.13717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irdquartile_validate</text:p>
          </table:table-cell>
          <table:table-cell office:value-type="float" office:value="0.988955" calcext:value-type="float">
            <text:p>0.988955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0646" calcext:value-type="float">
            <text:p>0.150646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48251" calcext:value-type="float">
            <text:p>0.148251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55607" calcext:value-type="float">
            <text:p>0.1556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_validate</text:p>
          </table:table-cell>
          <table:table-cell office:value-type="float" office:value="1.14343" calcext:value-type="float">
            <text:p>1.14343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5958" calcext:value-type="float">
            <text:p>0.185958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17193" calcext:value-type="float">
            <text:p>0.17193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248343" calcext:value-type="float">
            <text:p>0.24834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an_validate</text:p>
          </table:table-cell>
          <table:table-cell office:value-type="float" office:value="0.470968" calcext:value-type="float">
            <text:p>0.470968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28316" calcext:value-type="float">
            <text:p>0.128316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31267" calcext:value-type="float">
            <text:p>0.131267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40314" calcext:value-type="float">
            <text:p>0.1403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dev_validate</text:p>
          </table:table-cell>
          <table:table-cell office:value-type="float" office:value="0.41957" calcext:value-type="float">
            <text:p>0.41957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79831" calcext:value-type="float">
            <text:p>0.0279831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11433" calcext:value-type="float">
            <text:p>0.0211433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45865" calcext:value-type="float">
            <text:p>0.0245865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raph_generation</text:p>
          </table:table-cell>
          <table:table-cell office:value-type="float" office:value="0.0262859" calcext:value-type="float">
            <text:p>0.0262859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36352" calcext:value-type="float">
            <text:p>0.0136352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177982" calcext:value-type="float">
            <text:p>0.0177982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246129" calcext:value-type="float">
            <text:p>0.024612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truction_time</text:p>
          </table:table-cell>
          <table:table-cell office:value-type="float" office:value="0.057934" calcext:value-type="float">
            <text:p>0.057934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198197" calcext:value-type="float">
            <text:p>0.00198197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0423098" calcext:value-type="float">
            <text:p>0.00423098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12223" calcext:value-type="float">
            <text:p>0.0122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n_time</text:p>
          </table:table-cell>
          <table:table-cell office:value-type="float" office:value="0.000303984" calcext:value-type="float">
            <text:p>0.000303984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96116" calcext:value-type="float">
            <text:p>0.000296116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27928" calcext:value-type="float">
            <text:p>0.000227928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36988" calcext:value-type="float">
            <text:p>0.0002369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irstquartile_time</text:p>
          </table:table-cell>
          <table:table-cell office:value-type="float" office:value="0.000335932" calcext:value-type="float">
            <text:p>0.000335932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306964" calcext:value-type="float">
            <text:p>0.000306964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250578" calcext:value-type="float">
            <text:p>0.0002505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dian_time</text:p>
          </table:table-cell>
          <table:table-cell office:value-type="float" office:value="0.000378489" calcext:value-type="float">
            <text:p>0.000378489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314951" calcext:value-type="float">
            <text:p>0.000314951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257015" calcext:value-type="float">
            <text:p>0.000257015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280857" calcext:value-type="float">
            <text:p>0.0002808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irdquartile_time</text:p>
          </table:table-cell>
          <table:table-cell office:value-type="float" office:value="0.00039196" calcext:value-type="float">
            <text:p>0.00039196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317574" calcext:value-type="float">
            <text:p>0.000317574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263929" calcext:value-type="float">
            <text:p>0.000263929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288486" calcext:value-type="float">
            <text:p>0.0002884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_time</text:p>
          </table:table-cell>
          <table:table-cell office:value-type="float" office:value="0.019299" calcext:value-type="float">
            <text:p>0.019299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333071" calcext:value-type="float">
            <text:p>0.000333071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293016" calcext:value-type="float">
            <text:p>0.000293016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498056" calcext:value-type="float">
            <text:p>0.0004980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an_time</text:p>
          </table:table-cell>
          <table:table-cell office:value-type="float" office:value="0.000692263" calcext:value-type="float">
            <text:p>0.00069226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313073" calcext:value-type="float">
            <text:p>0.000313073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25503" calcext:value-type="float">
            <text:p>0.00025503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274736" calcext:value-type="float">
            <text:p>0.00027473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dev_time</text:p>
          </table:table-cell>
          <table:table-cell office:value-type="float" office:value="0.00237402" calcext:value-type="float">
            <text:p>0.00237402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086901" calcext:value-type="float">
            <text:p>8.69E-006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127008" calcext:value-type="float">
            <text:p>1.27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347562" calcext:value-type="float">
            <text:p>3.48E-0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n_TEPS</text:p>
          </table:table-cell>
          <table:table-cell office:value-type="float" office:value="424477" calcext:value-type="float">
            <text:p>42447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4595400" calcext:value-type="float">
            <text:p>2.46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27957500" calcext:value-type="float">
            <text:p>2.80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16447900" calcext:value-type="float">
            <text:p>1.64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irstquartile_TEPS</text:p>
          </table:table-cell>
          <table:table-cell table:style-name="ce1" office:value-type="float" office:value="20900100" calcext:value-type="float">
            <text:p>2.09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5795600" calcext:value-type="float">
            <text:p>2.58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31038600" calcext:value-type="float">
            <text:p>3.10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28396500" calcext:value-type="float">
            <text:p>2.84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dian_TEPS</text:p>
          </table:table-cell>
          <table:table-cell table:style-name="ce1" office:value-type="float" office:value="21643900" calcext:value-type="float">
            <text:p>2.16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6010400" calcext:value-type="float">
            <text:p>2.60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31873600" calcext:value-type="float">
            <text:p>3.19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29167900" calcext:value-type="float">
            <text:p>2.92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irdquartile_TEPS</text:p>
          </table:table-cell>
          <table:table-cell table:style-name="ce1" office:value-type="float" office:value="24385900" calcext:value-type="float">
            <text:p>2.44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26687200" calcext:value-type="float">
            <text:p>2.67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33165800" calcext:value-type="float">
            <text:p>3.32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32692400" calcext:value-type="float">
            <text:p>3.27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_TEPS</text:p>
          </table:table-cell>
          <table:table-cell table:style-name="ce1" office:value-type="float" office:value="26948800" calcext:value-type="float">
            <text:p>2.69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27664800" calcext:value-type="float">
            <text:p>2.77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35941100" calcext:value-type="float">
            <text:p>3.59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34567100" calcext:value-type="float">
            <text:p>3.46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rmonic_mean_TEPS</text:p>
          </table:table-cell>
          <table:table-cell table:style-name="ce1" office:value-type="float" office:value="11833600" calcext:value-type="float">
            <text:p>1.18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26166400" calcext:value-type="float">
            <text:p>2.62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32121800" calcext:value-type="float">
            <text:p>3.21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29817700" calcext:value-type="float">
            <text:p>2.98E+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rmonic_stddev_TEPS</text:p>
          </table:table-cell>
          <table:table-cell table:style-name="ce1" office:value-type="float" office:value="5112830" calcext:value-type="float">
            <text:p>5.11E+006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91506.5" calcext:value-type="float">
            <text:p>91506.5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201544" calcext:value-type="float">
            <text:p>201544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475248" calcext:value-type="float">
            <text:p>47524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n_validate</text:p>
          </table:table-cell>
          <table:table-cell office:value-type="float" office:value="0.113162" calcext:value-type="float">
            <text:p>0.113162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849411" calcext:value-type="float">
            <text:p>0.0849411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0970378" calcext:value-type="float">
            <text:p>0.0970378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104584" calcext:value-type="float">
            <text:p>0.10458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irstquartile_validate</text:p>
          </table:table-cell>
          <table:table-cell office:value-type="float" office:value="0.130064" calcext:value-type="float">
            <text:p>0.130064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03073" calcext:value-type="float">
            <text:p>0.103073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14467" calcext:value-type="float">
            <text:p>0.114467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20274" calcext:value-type="float">
            <text:p>0.12027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dian_validate</text:p>
          </table:table-cell>
          <table:table-cell office:value-type="float" office:value="0.146599" calcext:value-type="float">
            <text:p>0.146599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2376" calcext:value-type="float">
            <text:p>0.12376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29148" calcext:value-type="float">
            <text:p>0.129148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35701" calcext:value-type="float">
            <text:p>0.1357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irdquartile_validate</text:p>
          </table:table-cell>
          <table:table-cell office:value-type="float" office:value="0.167292" calcext:value-type="float">
            <text:p>0.167292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1003" calcext:value-type="float">
            <text:p>0.151003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52084" calcext:value-type="float">
            <text:p>0.152084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55321" calcext:value-type="float">
            <text:p>0.1553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_validate</text:p>
          </table:table-cell>
          <table:table-cell office:value-type="float" office:value="0.188211" calcext:value-type="float">
            <text:p>0.188211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1518" calcext:value-type="float">
            <text:p>0.181518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181843" calcext:value-type="float">
            <text:p>0.181843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176762" calcext:value-type="float">
            <text:p>0.1767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an_validate</text:p>
          </table:table-cell>
          <table:table-cell office:value-type="float" office:value="0.147757" calcext:value-type="float">
            <text:p>0.147757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26677" calcext:value-type="float">
            <text:p>0.126677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33019" calcext:value-type="float">
            <text:p>0.133019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38314" calcext:value-type="float">
            <text:p>0.1383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dev_validate</text:p>
          </table:table-cell>
          <table:table-cell office:value-type="float" office:value="0.0213321" calcext:value-type="float">
            <text:p>0.0213321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77807" calcext:value-type="float">
            <text:p>0.0277807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35555" calcext:value-type="float">
            <text:p>0.0235555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11819" calcext:value-type="float">
            <text:p>0.0211819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15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graph_generation</text:p>
          </table:table-cell>
          <table:table-cell office:value-type="float" office:value="0.014215" calcext:value-type="float">
            <text:p>0.014215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construction_time</text:p>
          </table:table-cell>
          <table:table-cell office:value-type="float" office:value="0.00184894" calcext:value-type="float">
            <text:p>0.00184894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min_time</text:p>
          </table:table-cell>
          <table:table-cell office:value-type="float" office:value="0.00029397" calcext:value-type="float">
            <text:p>0.00029397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firstquartile_time</text:p>
          </table:table-cell>
          <table:table-cell office:value-type="float" office:value="0.000307918" calcext:value-type="float">
            <text:p>0.000307918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median_time</text:p>
          </table:table-cell>
          <table:table-cell office:value-type="float" office:value="0.000313044" calcext:value-type="float">
            <text:p>0.000313044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thirdquartile_time</text:p>
          </table:table-cell>
          <table:table-cell office:value-type="float" office:value="0.000319481" calcext:value-type="float">
            <text:p>0.00031948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max_time</text:p>
          </table:table-cell>
          <table:table-cell office:value-type="float" office:value="0.000334978" calcext:value-type="float">
            <text:p>0.000334978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mean_time</text:p>
          </table:table-cell>
          <table:table-cell office:value-type="float" office:value="0.000313062" calcext:value-type="float">
            <text:p>0.000313062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stddev_time</text:p>
          </table:table-cell>
          <table:table-cell table:style-name="ce1" office:value-type="float" office:value="0.00000860274" calcext:value-type="float">
            <text:p>8.60E-006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min_TEPS</text:p>
          </table:table-cell>
          <table:table-cell table:style-name="ce1" office:value-type="float" office:value="24455300" calcext:value-type="float">
            <text:p>2.45E+007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firstquartile_TEPS</text:p>
          </table:table-cell>
          <table:table-cell table:style-name="ce1" office:value-type="float" office:value="25641600" calcext:value-type="float">
            <text:p>2.56E+007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median_TEPS</text:p>
          </table:table-cell>
          <table:table-cell table:style-name="ce1" office:value-type="float" office:value="26168900" calcext:value-type="float">
            <text:p>2.62E+007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thirdquartile_TEPS</text:p>
          </table:table-cell>
          <table:table-cell table:style-name="ce1" office:value-type="float" office:value="26604500" calcext:value-type="float">
            <text:p>2.66E+007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max_TEPS</text:p>
          </table:table-cell>
          <table:table-cell table:style-name="ce1" office:value-type="float" office:value="27866800" calcext:value-type="float">
            <text:p>2.79E+007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harmonic_mean_TEPS</text:p>
          </table:table-cell>
          <table:table-cell table:style-name="ce1" office:value-type="float" office:value="26167300" calcext:value-type="float">
            <text:p>2.62E+007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harmonic_stddev_TEPS</text:p>
          </table:table-cell>
          <table:table-cell office:value-type="float" office:value="90593.1" calcext:value-type="float">
            <text:p>90593.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min_validate</text:p>
          </table:table-cell>
          <table:table-cell office:value-type="float" office:value="0.0855789" calcext:value-type="float">
            <text:p>0.0855789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firstquartile_validate</text:p>
          </table:table-cell>
          <table:table-cell office:value-type="float" office:value="0.103744" calcext:value-type="float">
            <text:p>0.103744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median_validate</text:p>
          </table:table-cell>
          <table:table-cell office:value-type="float" office:value="0.125827" calcext:value-type="float">
            <text:p>0.125827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thirdquartile_validate</text:p>
          </table:table-cell>
          <table:table-cell office:value-type="float" office:value="0.150306" calcext:value-type="float">
            <text:p>0.150306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max_validate</text:p>
          </table:table-cell>
          <table:table-cell office:value-type="float" office:value="0.186185" calcext:value-type="float">
            <text:p>0.186185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mean_validate</text:p>
          </table:table-cell>
          <table:table-cell office:value-type="float" office:value="0.127517" calcext:value-type="float">
            <text:p>0.127517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 calcext:value-type="string">
            <text:p>stddev_validate</text:p>
          </table:table-cell>
          <table:table-cell office:value-type="float" office:value="0.0279583" calcext:value-type="float">
            <text:p>0.027958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3:03:22.411193653</meta:creation-date>
    <dc:date>2015-06-12T13:29:13.005161667</dc:date>
    <meta:editing-duration>PT10M19S</meta:editing-duration>
    <meta:editing-cycles>2</meta:editing-cycles>
    <meta:generator>LibreOffice/4.2.7.2$Linux_X86_64 LibreOffice_project/420m0$Build-2</meta:generator>
    <meta:document-statistic meta:table-count="1" meta:cell-count="2720" meta:object-count="0"/>
  </office:meta>
</office:document-meta>
</file>